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8.4-7.6" office:value-type="float" office:value="0.800000000000001" calcext:value-type="float">
            <text:p>0.8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table:formula="of:=8.4-6.6"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formula="of:=8.4-5.7"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table:formula="of:=8.4-4.8"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table:formula="of:=8.4-3.7" office:value-type="float" office:value="4.7" calcext:value-type="float">
            <text:p>4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10:41:32.260668456</meta:creation-date>
    <dc:date>2016-10-20T11:05:41.346369986</dc:date>
    <meta:editing-duration>PT8M59S</meta:editing-duration>
    <meta:editing-cycles>1</meta:editing-cycles>
    <meta:document-statistic meta:table-count="1" meta:cell-count="14" meta:object-count="0"/>
    <meta:generator>LibreOffice/4.2.8.2$Linux_X86_64 LibreOffice_project/420m0$Build-2</meta:generator>
  </office:meta>
</office:document-meta>
</file>